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FreeSans2" svg:font-family="FreeSans" style:font-family-generic="modern" style:font-pitch="fixed"/>
    <style:font-face style:name="Nimbus Mono PS" svg:font-family="'Nimbus Mono PS'" style:font-family-generic="modern" style:font-pitch="fixed"/>
    <style:font-face style:name="FreeSerif" svg:font-family="Free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P1" style:family="paragraph" style:parent-style-name="Subtitle">
      <style:paragraph-properties fo:text-align="end" style:justify-single-word="false"/>
      <style:text-properties officeooo:rsid="0017d2f1" officeooo:paragraph-rsid="0017d2f1"/>
    </style:style>
    <style:style style:name="P2" style:family="paragraph" style:parent-style-name="Text_20_body">
      <style:paragraph-properties fo:text-align="end" style:justify-single-word="false"/>
      <style:text-properties officeooo:rsid="0017d2f1" officeooo:paragraph-rsid="0017d2f1"/>
    </style:style>
    <style:style style:name="P3" style:family="paragraph" style:parent-style-name="Text_20_body">
      <style:text-properties officeooo:paragraph-rsid="0032d6d9"/>
    </style:style>
    <style:style style:name="P4" style:family="paragraph" style:parent-style-name="Text_20_body">
      <style:paragraph-properties fo:text-align="justify" style:justify-single-word="false"/>
      <style:text-properties style:font-name="FreeSerif" fo:font-size="12pt" officeooo:paragraph-rsid="003456df" style:font-size-asian="12pt" style:font-size-complex="12pt"/>
    </style:style>
    <style:style style:name="P5" style:family="paragraph" style:parent-style-name="Text_20_body">
      <style:paragraph-properties fo:text-align="justify" style:justify-single-word="false"/>
      <style:text-properties style:font-name="FreeSerif" fo:font-size="12pt" officeooo:paragraph-rsid="0034f17a" style:font-size-asian="12pt" style:font-size-complex="12pt"/>
    </style:style>
    <style:style style:name="P6" style:family="paragraph" style:parent-style-name="Text_20_body">
      <style:paragraph-properties fo:text-align="justify" style:justify-single-word="false"/>
      <style:text-properties style:font-name="FreeSerif" fo:font-size="12pt" officeooo:paragraph-rsid="003c63e4" style:font-size-asian="12pt" style:font-size-complex="12pt"/>
    </style:style>
    <style:style style:name="P7" style:family="paragraph" style:parent-style-name="Text_20_body">
      <style:paragraph-properties fo:text-align="justify" style:justify-single-word="false"/>
      <style:text-properties style:font-name="FreeSerif" fo:font-size="12pt" officeooo:paragraph-rsid="003eb6a3" style:font-size-asian="12pt" style:font-size-complex="12pt"/>
    </style:style>
    <style:style style:name="P8" style:family="paragraph" style:parent-style-name="Text_20_body">
      <style:paragraph-properties fo:text-align="justify" style:justify-single-word="false"/>
      <style:text-properties style:font-name="FreeSerif" fo:font-size="12pt" officeooo:paragraph-rsid="0042f57c" style:font-size-asian="12pt" style:font-size-complex="12pt"/>
    </style:style>
    <style:style style:name="P9" style:family="paragraph" style:parent-style-name="Text_20_body">
      <style:paragraph-properties fo:text-align="justify" style:justify-single-word="false"/>
      <style:text-properties style:font-name="FreeSerif" fo:font-size="12pt" officeooo:paragraph-rsid="00463d2e" style:font-size-asian="12pt" style:font-size-complex="12pt"/>
    </style:style>
    <style:style style:name="P10" style:family="paragraph" style:parent-style-name="Text_20_body">
      <style:paragraph-properties fo:text-align="justify" style:justify-single-word="false"/>
      <style:text-properties style:font-name="FreeSerif" fo:font-size="12pt" officeooo:paragraph-rsid="004816a7" style:font-size-asian="12pt" style:font-size-complex="12pt"/>
    </style:style>
    <style:style style:name="P11" style:family="paragraph" style:parent-style-name="Text_20_body">
      <style:paragraph-properties fo:text-align="justify" style:justify-single-word="false"/>
      <style:text-properties style:font-name="FreeSerif" fo:font-size="12pt" officeooo:rsid="003acf84" officeooo:paragraph-rsid="003acf84" style:font-size-asian="12pt" style:font-size-complex="12pt"/>
    </style:style>
    <style:style style:name="P12" style:family="paragraph" style:parent-style-name="Text_20_body">
      <style:paragraph-properties fo:text-align="justify" style:justify-single-word="false"/>
      <style:text-properties style:font-name="FreeSerif" fo:font-size="12pt" officeooo:rsid="00463d2e" officeooo:paragraph-rsid="00463d2e" style:font-size-asian="12pt" style:font-size-complex="12pt"/>
    </style:style>
    <style:style style:name="P13" style:family="paragraph" style:parent-style-name="Text_20_body">
      <style:paragraph-properties fo:text-align="justify" style:justify-single-word="false"/>
      <style:text-properties style:font-name="FreeSerif" fo:font-size="12pt" officeooo:rsid="004a6637" officeooo:paragraph-rsid="004a6637" style:font-size-asian="12pt" style:font-size-complex="12pt"/>
    </style:style>
    <style:style style:name="P14" style:family="paragraph" style:parent-style-name="Text_20_body">
      <style:paragraph-properties fo:text-align="justify" style:justify-single-word="false"/>
      <style:text-properties style:font-name="FreeSerif" fo:font-size="12pt" officeooo:rsid="004a0a74" officeooo:paragraph-rsid="004a0a74" style:font-size-asian="12pt" style:font-size-complex="12pt"/>
    </style:style>
    <style:style style:name="P15" style:family="paragraph" style:parent-style-name="Text_20_body">
      <style:paragraph-properties fo:text-align="justify" style:justify-single-word="false"/>
      <style:text-properties style:font-name="FreeSerif" fo:font-size="12pt" officeooo:paragraph-rsid="002be9b0"/>
    </style:style>
    <style:style style:name="P16" style:family="paragraph" style:parent-style-name="Text_20_body">
      <style:paragraph-properties fo:text-align="justify" style:justify-single-word="false"/>
      <style:text-properties style:font-name="FreeSerif" officeooo:rsid="0017e1ec" officeooo:paragraph-rsid="0017e1ec"/>
    </style:style>
    <style:style style:name="P17" style:family="paragraph" style:parent-style-name="Text_20_body">
      <style:paragraph-properties fo:text-align="justify" style:justify-single-word="false"/>
      <style:text-properties style:font-name="FreeSerif" officeooo:rsid="001f6b19" officeooo:paragraph-rsid="001f6b19"/>
    </style:style>
    <style:style style:name="P18" style:family="paragraph" style:parent-style-name="Text_20_body">
      <style:paragraph-properties fo:text-align="justify" style:justify-single-word="false"/>
      <style:text-properties style:font-name="FreeSerif" officeooo:rsid="0020e1ab" officeooo:paragraph-rsid="0020e1ab"/>
    </style:style>
    <style:style style:name="P19" style:family="paragraph" style:parent-style-name="Text_20_body">
      <style:paragraph-properties fo:text-align="justify" style:justify-single-word="false"/>
      <style:text-properties style:font-name="FreeSerif" officeooo:paragraph-rsid="001ffbf5"/>
    </style:style>
    <style:style style:name="P20" style:family="paragraph" style:parent-style-name="Text_20_body">
      <style:paragraph-properties fo:text-align="justify" style:justify-single-word="false"/>
      <style:text-properties style:font-name="FreeSerif" officeooo:paragraph-rsid="0020e1ab"/>
    </style:style>
    <style:style style:name="P21" style:family="paragraph" style:parent-style-name="Text_20_body">
      <style:paragraph-properties fo:text-align="justify" style:justify-single-word="false"/>
      <style:text-properties style:font-name="FreeSerif" officeooo:paragraph-rsid="0028b1fd"/>
    </style:style>
    <style:style style:name="P22" style:family="paragraph" style:parent-style-name="Text_20_body">
      <style:paragraph-properties fo:text-align="justify" style:justify-single-word="false"/>
      <style:text-properties style:font-name="FreeSerif" officeooo:paragraph-rsid="002be9b0"/>
    </style:style>
    <style:style style:name="P23" style:family="paragraph" style:parent-style-name="Text_20_body">
      <style:paragraph-properties fo:text-align="justify" style:justify-single-word="false"/>
      <style:text-properties style:font-name="FreeSerif" officeooo:paragraph-rsid="00313aed"/>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officeooo:paragraph-rsid="004af16a"/>
    </style:style>
    <style:style style:name="P26" style:family="paragraph" style:parent-style-name="Text_20_body">
      <style:paragraph-properties fo:text-align="justify" style:justify-single-word="false"/>
      <style:text-properties officeooo:rsid="004dfd89" officeooo:paragraph-rsid="004dfd89"/>
    </style:style>
    <style:style style:name="P27" style:family="paragraph" style:parent-style-name="Title">
      <style:text-properties officeooo:rsid="0017d2f1" officeooo:paragraph-rsid="0017d2f1"/>
    </style:style>
    <style:style style:name="P28" style:family="paragraph" style:parent-style-name="Preformatted_20_Text">
      <style:paragraph-properties fo:text-align="justify" style:justify-single-word="false"/>
      <style:text-properties style:font-name="FreeSerif" fo:font-size="12pt" style:font-size-asian="12pt" style:font-size-complex="12pt"/>
    </style:style>
    <style:style style:name="P29" style:family="paragraph" style:parent-style-name="Preformatted_20_Text">
      <style:paragraph-properties fo:text-align="justify" style:justify-single-word="false"/>
      <style:text-properties style:font-name="FreeSerif" fo:font-size="12pt" officeooo:rsid="003c63e4" officeooo:paragraph-rsid="003c63e4" style:font-size-asian="12pt" style:font-size-complex="12pt"/>
    </style:style>
    <style:style style:name="P30" style:family="paragraph" style:parent-style-name="Preformatted_20_Text">
      <style:paragraph-properties fo:margin-top="0cm" fo:margin-bottom="0.499cm" style:contextual-spacing="false" fo:text-align="justify" style:justify-single-word="false"/>
      <style:text-properties style:font-name="FreeSerif" fo:font-size="12pt" style:font-size-asian="12pt" style:font-size-complex="12pt"/>
    </style:style>
    <style:style style:name="P31" style:family="paragraph" style:parent-style-name="Preformatted_20_Text">
      <style:paragraph-properties fo:margin-top="0cm" fo:margin-bottom="0.499cm" style:contextual-spacing="false" fo:text-align="justify" style:justify-single-word="false"/>
      <style:text-properties style:font-name="FreeSerif" fo:font-size="12pt" officeooo:paragraph-rsid="0034f17a" style:font-size-asian="12pt" style:font-size-complex="12pt"/>
    </style:style>
    <style:style style:name="P32" style:family="paragraph" style:parent-style-name="Preformatted_20_Text">
      <style:paragraph-properties fo:margin-top="0cm" fo:margin-bottom="0.499cm" style:contextual-spacing="false" fo:text-align="justify" style:justify-single-word="false"/>
      <style:text-properties style:font-name="FreeSerif" fo:font-size="12pt" officeooo:paragraph-rsid="003e5105" style:font-size-asian="12pt" style:font-size-complex="12pt"/>
    </style:style>
    <style:style style:name="P33" style:family="paragraph" style:parent-style-name="Preformatted_20_Text">
      <style:paragraph-properties fo:margin-top="0cm" fo:margin-bottom="0.499cm" style:contextual-spacing="false" fo:text-align="justify" style:justify-single-word="false"/>
      <style:text-properties style:font-name="FreeSerif" fo:font-size="12pt" officeooo:rsid="0038fec4" officeooo:paragraph-rsid="0038fec4" style:font-size-asian="12pt" style:font-size-complex="12pt"/>
    </style:style>
    <style:style style:name="P34" style:family="paragraph" style:parent-style-name="Heading_20_1">
      <style:text-properties officeooo:rsid="0032d6d9" officeooo:paragraph-rsid="0032d6d9"/>
    </style:style>
    <style:style style:name="P35" style:family="paragraph" style:parent-style-name="Heading_20_1">
      <style:text-properties officeooo:paragraph-rsid="0054502b"/>
    </style:style>
    <style:style style:name="P36" style:family="paragraph" style:parent-style-name="Standard">
      <style:paragraph-properties fo:text-align="justify" style:justify-single-word="false"/>
      <style:text-properties style:font-name="FreeSerif" officeooo:paragraph-rsid="0054502b"/>
    </style:style>
    <style:style style:name="P37" style:family="paragraph" style:parent-style-name="Standard">
      <style:paragraph-properties fo:text-align="justify" style:justify-single-word="false"/>
      <style:text-properties style:font-name="FreeSerif" officeooo:rsid="0054502b" officeooo:paragraph-rsid="0054502b"/>
    </style:style>
    <style:style style:name="P38" style:family="paragraph" style:parent-style-name="Standard" style:master-page-name="">
      <style:paragraph-properties fo:text-align="justify" style:justify-single-word="false" style:page-number="auto" fo:break-before="auto" fo:break-after="auto"/>
      <style:text-properties style:font-name="FreeSerif" officeooo:paragraph-rsid="0054502b"/>
    </style:style>
    <style:style style:name="P39" style:family="paragraph" style:parent-style-name="Text_20_body">
      <style:paragraph-properties fo:text-align="justify" style:justify-single-word="false"/>
      <style:text-properties officeooo:paragraph-rsid="004dfd89"/>
    </style:style>
    <style:style style:name="T1" style:family="text">
      <style:text-properties officeooo:rsid="001f6b19"/>
    </style:style>
    <style:style style:name="T2" style:family="text">
      <style:text-properties officeooo:rsid="001ffbf5"/>
    </style:style>
    <style:style style:name="T3" style:family="text">
      <style:text-properties officeooo:rsid="0020a1ef"/>
    </style:style>
    <style:style style:name="T4" style:family="text">
      <style:text-properties officeooo:rsid="0020e1ab"/>
    </style:style>
    <style:style style:name="T5" style:family="text">
      <style:text-properties officeooo:rsid="00234075"/>
    </style:style>
    <style:style style:name="T6" style:family="text">
      <style:text-properties officeooo:rsid="0024fd90"/>
    </style:style>
    <style:style style:name="T7" style:family="text">
      <style:text-properties officeooo:rsid="0028b1fd"/>
    </style:style>
    <style:style style:name="T8" style:family="text">
      <style:text-properties officeooo:rsid="002a2e94"/>
    </style:style>
    <style:style style:name="T9" style:family="text">
      <style:text-properties officeooo:rsid="002be9b0"/>
    </style:style>
    <style:style style:name="T10" style:family="text">
      <style:text-properties officeooo:rsid="003456df"/>
    </style:style>
    <style:style style:name="T11" style:family="text">
      <style:text-properties officeooo:rsid="0032d6d9"/>
    </style:style>
    <style:style style:name="T12" style:family="text">
      <style:text-properties officeooo:rsid="0034f17a"/>
    </style:style>
    <style:style style:name="T13" style:family="text">
      <style:text-properties style:font-name="FreeSerif" fo:font-size="12pt" officeooo:rsid="004af16a" style:font-size-asian="12pt" style:font-size-complex="12pt"/>
    </style:style>
    <style:style style:name="T14" style:family="text">
      <style:text-properties fo:font-size="12pt"/>
    </style:style>
    <style:style style:name="T15" style:family="text">
      <style:text-properties fo:font-size="12pt" officeooo:rsid="002ff704"/>
    </style:style>
    <style:style style:name="T16" style:family="text">
      <style:text-properties fo:font-size="12pt" officeooo:rsid="00313aed"/>
    </style:style>
    <style:style style:name="T17" style:family="text">
      <style:text-properties officeooo:rsid="0035c987"/>
    </style:style>
    <style:style style:name="T18" style:family="text">
      <style:text-properties officeooo:rsid="003c63e4"/>
    </style:style>
    <style:style style:name="T19" style:family="text">
      <style:text-properties officeooo:rsid="003e5105"/>
    </style:style>
    <style:style style:name="T20" style:family="text">
      <style:text-properties officeooo:rsid="003eb6a3"/>
    </style:style>
    <style:style style:name="T21" style:family="text">
      <style:text-properties officeooo:rsid="0042f57c"/>
    </style:style>
    <style:style style:name="T22" style:family="text">
      <style:text-properties officeooo:rsid="00430d7b"/>
    </style:style>
    <style:style style:name="T23" style:family="text">
      <style:text-properties officeooo:rsid="00463d2e"/>
    </style:style>
    <style:style style:name="T24" style:family="text">
      <style:text-properties officeooo:rsid="004816a7"/>
    </style:style>
    <style:style style:name="T25" style:family="text">
      <style:text-properties officeooo:rsid="004a6637"/>
    </style:style>
    <style:style style:name="T26" style:family="text">
      <style:text-properties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officeooo:rsid="004c2b4e"/>
    </style:style>
    <style:style style:name="T29" style:family="text">
      <style:text-properties officeooo:rsid="004effb4"/>
    </style:style>
    <style:style style:name="T30" style:family="text">
      <style:text-properties officeooo:rsid="0054502b"/>
    </style:style>
    <style:style style:name="T31" style:family="text">
      <style:text-properties officeooo:rsid="004dfd89"/>
    </style:style>
    <style:style style:name="T32" style:family="text">
      <style:text-properties officeooo:rsid="0056007d"/>
    </style:style>
    <style:style style:name="T33" style:family="text">
      <style:text-properties officeooo:rsid="00564406"/>
    </style:style>
    <style:style style:name="T34" style:family="text">
      <style:text-properties officeooo:rsid="005728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Portfólio – Redes de Computadores</text:p>
      <text:p text:style-name="P1">Gabriel Gian, 3° período</text:p>
      <text:p text:style-name="P2"/>
      <text:h text:style-name="Heading_20_1" text:outline-level="1">Lista 01</text:h>
      <text:p text:style-name="Text_20_body"/>
      <text:p text:style-name="P16">1) <text:span text:style-name="T1">Não há diferença entre hospedeiros e sistemas finais porque ambos são dispositivos subjacentes à internet, que seria a troca de informações em si. Servidores são sistemas finais justamente por isso, assim como todos os dispositivos conectados à internet.</text:span></text:p>
      <text:p text:style-name="P17">2) Um exemplo de protocolo diplomático é o das reuniões das Nações Unidas, onde o direito de fala de cada representante de cada nação é respeitado de modo a efetuar a formação de um consenso entre as mesmas.</text:p>
      <text:p text:style-name="P17">3) <text:span text:style-name="T2">Um programa cliente é um programa voltado ao emprego do mesmo pelo usuário, enquanto um programa servidor é voltado para a operação do servidor que recebe requisições do usuário – back end e front end. Um servidor não costuma enviar tantas requisições ao cliente (salvos casos como a requisição de uma autenticação, por exemplo), embora o contrário aconteça no outro caso, já que o cliente constantemente faz requisições remotas ao servidor.</text:span></text:p>
      <text:p text:style-name="P18">4) 4G: móvel; Ethernet: residencial e corporativo; DSL: residencial e corporativo; <text:span text:style-name="T5">HFC: residencial; Wi-Fi: móvel, residencial, corporativo.</text:span></text:p>
      <text:p text:style-name="P19"><text:span text:style-name="T4">5</text:span><text:span text:style-name="T2">) </text:span><text:span text:style-name="T3">Indicado pelo próprio nome, a rede HFC é híbrida e contém tanto fibra ótica como cabo coaxial. A taxa é compartilhada entre usuários, o que torna possível o acontecimento de colisões, embora haja protocolos que visam coordenar transmissões e evitar que isso aconteça.</text:span></text:p>
      <text:p text:style-name="P20"><text:span text:style-name="T4">7) </text:span>A taxa de transmissão <text:span text:style-name="T6">de uma rede</text:span> Ethernet/<text:span text:style-name="T6">LAN</text:span> é , <text:span text:style-name="T6">comumente, </text:span>de 10 Mbps ou 100 Mbps, ou até mesmo de 1 Gbps e 10 Gbps, <text:span text:style-name="T6">e cada usuário pode realizar transmissões a essa taxa.</text:span></text:p>
      <text:p text:style-name="P21"><text:span text:style-name="T7">8) </text:span><text:span text:style-name="T8">O mais comum meio de instalação</text:span> é o par de fios de cobre trançado, <text:span text:style-name="T8">devido a seu baixo custo; há</text:span> também os cabos coaxiais, fibras óticas e <text:span text:style-name="T8">a transmissão via rádio.</text:span></text:p>
      <text:p text:style-name="P22"><text:span text:style-name="T9">9) </text:span><text:span text:style-name="T14">Modens discados: 56 kbps – banda dedicada</text:span><text:span text:style-name="T15">;</text:span></text:p>
      <text:p text:style-name="P15">HFC: até 30 Mbps upstream e 2 Mbps downstream – banda compartilhada;</text:p>
      <text:p text:style-name="P15">ADSL: até 1 Mbps upstream e 8 Mbps downstream – banda compartilhada.</text:p>
      <text:p text:style-name="P23"><text:span text:style-name="T16">10) As tecnologias de acesso sem fio mais populares atualmente são a Wi-Fi, que é muitas vezes combinada com a HFC ou ADSL, de banda compartilhada, que faz usos de ondas de rádio, e a 4G, que </text:span><text:soft-page-break/><text:span text:style-name="T16">possui os mesmos atributos da Wi-Fi descritos anteriormente, embora faça conexão com redes celulares mantidas pelos provedores.</text:span></text:p>
      <text:h text:style-name="P34" text:outline-level="1">Lista 2</text:h>
      <text:p text:style-name="P3"/>
      <text:p text:style-name="P4"><text:span text:style-name="T11">1) </text:span><text:span text:style-name="T10">C</text:span><text:span text:style-name="T11">omutação de circuitos – mais adequada a serviços de tempo real </text:span><text:span text:style-name="T10">pois </text:span><text:span text:style-name="T11">é um circuito dedicado. Numa rede de comutação de pacotes, cada pacote tem que ser recebido integralmente por cada comutador antes de ser retransmitido, o que provoca atraso.</text:span></text:p>
      <text:p text:style-name="P4"><text:span text:style-name="T11">TDM – transmissão digital (bits). Portanto pode haver correção de erros a cada estágio da transmissão (em cada comutador ou multiplexador TDM). Na TDM, como são alocados fatias de tempo para cada elemento que transmite, quando há silêncio em um determinado elemento, a fatia de tempo alocada a ele pode ser usada por outro, o que não é o caso no FDM onde a freq</text:span><text:span text:style-name="T10">u</text:span><text:span text:style-name="T11">ência está alocada todo o tempo a cada elemento.</text:span></text:p>
      <text:p text:style-name="P4"><text:span text:style-name="T10">2) Porque o compartilhamento de recursos é por demanda. A multiplexação que </text:span>ocorre <text:s/>em <text:s/>TDM aloca <text:s/>previamente <text:s/>a <text:s/>utilização <text:s/>do <text:s/>enlace <text:s/>de <text:s/>transmissão independente da demanda, com desperd<text:span text:style-name="T10">í</text:span>cio de tempo de enlace desnecessários alocado e não ut<text:span text:style-name="T10">i</text:span>lizado, já a multiplexação estat<text:span text:style-name="T10">í</text:span>stica compartilha os recursos por demanda.</text:p>
      <text:p text:style-name="P5"><text:span text:style-name="T12">3) </text:span>A → <text:s/>C → <text:s/>B</text:p>
      <text:p text:style-name="P5"><text:s text:c="4"/>A → C: L/R</text:p>
      <text:p text:style-name="P28"><text:s text:c="4"/>C → B: 2L/R</text:p>
      <text:p text:style-name="P28"/>
      <text:p text:style-name="P30">Logo, A → B: 2(L/R)</text:p>
      <text:p text:style-name="P31"><text:span text:style-name="T12">4) </text:span><text:bookmark text:name="t2_3"/>A diferença é que ISPs de nível 1 t<text:span text:style-name="T17">ê</text:span>m cobertura internacional e sua estrutura é muito rápida, ou <text:bookmark text:name="t3_3"/>seja, podem transmitir pacotes a uma taxa muito alta, <text:span text:style-name="T17">enquanto os de nível 2 cobrem uma área regional ou nacional e têm capacidade mais limitada.</text:span></text:p>
      <text:p text:style-name="P33"><text:span text:style-name="T17">5</text:span>) a) 2 usuários no máximo.</text:p>
      <text:p text:style-name="P33">b) Não haverá fila no caso de 2 ou menos usuários porque a soma dos bytes que estão sendo transmitidos pelos 2 usuários (2 Mbps) não excede a capacidade do canal.</text:p>
      <text:p text:style-name="P11">c) Se o usuário está ativo apenas 20% do tempo, a probabilidade de ele estar transmitindo é de 0,2 (20/100).</text:p>
      <text:p text:style-name="P11">d) (0,2)^3 = 0,008. A fila cresce quando todos os usuários estão transmitindo, a fração de tempo que a fila cresce (que é igual a probabilidade de todos os 3 usuários estarem transmitindo simultaneamente) é 0.008.</text:p>
      <text:p text:style-name="P6"><text:soft-page-break/><text:span text:style-name="T18">6) </text:span>O atraso fim-a-fim é formado pela soma dos atrasos nodais. Cada atraso nodal é formado por quatro tipos de atrasos: Atraso de processamento, Atraso de fila, Atraso de transmissão, Atraso de propagação.</text:p>
      <text:p text:style-name="P29"><text:tab/> <text:s text:c="4"/>Atraso de processamento - Constante, pois sempre haverá análises de cabeçalho, análise de integridade de pacotes.</text:p>
      <text:p text:style-name="P28"><text:s text:c="17"/>Atraso de fila - varável, pois dependerá do trafego no momento da transmissão.</text:p>
      <text:p text:style-name="P28"><text:s text:c="17"/>Atraso de transmissão - Apesar de sempre haver transmissão de bits do enlace de saída para o meio de propagação, esse processo pode ser rápido ou não. Por isso dependerá do tamanho do pacote e portanto da quantidade de bits que deverá ser transmitido, logo, é um atraso variável no tempo.</text:p>
      <text:p text:style-name="P30"><text:s text:c="17"/>Atraso de propagação - variável, pois dependerá da distancia de destino.</text:p>
      <text:p text:style-name="P32"><text:span text:style-name="T19">7) </text:span><text:bookmark text:name="t9_4"/>O tempo de propagação é igual a 0,01 seg. O tempo de propagação é igual a d/s. Es<text:span text:style-name="T20">se</text:span> <text:bookmark text:name="ta_4"/>atraso não depende do comprimento do pacote, dependendo exclusivamente da distância e <text:bookmark text:name="tb_4"/>da velocidade de propagação.</text:p>
      <text:p text:style-name="P7"><text:span text:style-name="T20">8) </text:span><text:bookmark text:name="th_4"/><text:span text:style-name="T21">a) </text:span>A vazão para transferência de arquivo é limitada pelo enlace que possuir menor taxa de <text:bookmark text:name="ti_4"/>transmissão, ou seja, 500 kbps (R1).</text:p>
      <text:p text:style-name="P8"><text:span text:style-name="T21">b) </text:span><text:bookmark text:name="tl_4"/>Tempo para transferência = Tamanho do arquivo/<text:span text:style-name="T21">v</text:span>azão </text:p>
      <text:p text:style-name="P8"><text:bookmark text:name="tm_4"/>Tempo para transferência = 4.000.000 Bytes/ (500 kbps) <text:bookmark text:name="tn_4"/>(1 Byte = 8 Bits) </text:p>
      <text:p text:style-name="P8"><text:bookmark text:name="to_4"/>Tempo para transferência = 64s</text:p>
      <text:p text:style-name="P8"><text:span text:style-name="T21">c) </text:span><text:span text:style-name="T22">a</text:span> – A vazão para transferência de arquivo é limitada pelo enlace que possuir menor taxa de <text:bookmark text:name="tr_4"/>transmissão, ou seja, 100 kbps (R2).</text:p>
      <text:p text:style-name="P8"><text:span text:style-name="T22">b</text:span> <text:bookmark text:name="tt_4"/>– <text:bookmark text:name="tu_4"/>Tempo para transferência = Tamanho do arquivo/<text:span text:style-name="T21">v</text:span>azão </text:p>
      <text:p text:style-name="P8"><text:bookmark text:name="tv_4"/>Tempo para transferência = <text:bookmark text:name="tw_4"/>4.000.000 Bytes/ (100 kbps) <text:bookmark text:name="tx_4"/>(1 Byte = 8 Bits) </text:p>
      <text:p text:style-name="P8"><text:bookmark text:name="ty_4"/>Tempo para transferência = 320s </text:p>
      <text:p text:style-name="P8"><text:bookmark text:name="tz_4"/>Considerando 1kbps = 1x10³ bps</text:p>
      <text:p text:style-name="P12">9) O sistema final A divide o arquivo grande em porções de dados menores. Para cada porção de dados, é adicionado um cabeçalho, gerando pacotes. O cabeçalho de cada pacote contém o endereço de destino (neste caso, o sistema final B). Na rede, quando um pacote chega a um comutador de pacotes (roteador), este examina uma parte do endereço de destino do pacote e conduz o pacote a um roteador adjacente. Cada roteador possui <text:s/>uma base de encaminhamento que mapeia o endereço de destino (ou partes desse endereço) para os enlaces de saída. Quando um pacote chega ao comutador de pacotes (roteador), este examina o endereço de destino (ou partes deste endereço) no cabeçalho do pacote e busca a sua base utilizando este endereço de destino para encontrar o enlace de saída apropriado. O comutador de pacotes (roteador), então, direciona o pacote ao enlace de saída. A comutação de pacote na Internet é análoga a dirigir de uma cidade para outra pedindo informações ao longo do caminho, pois em ambos o caso, é utilizado um endereço específico para determinar qual o caminho a seguir. No caso do pacote, o(s) enlace (s) de saída é determinado pelo roteador, e no caso do motorista, o caminho é determinado por quem (ou o que) atende o pedido de informação.</text:p>
      <text:p text:style-name="P9"><text:soft-page-break/><text:span text:style-name="T23">10) </text:span><text:bookmark text:name="tc_3"/>Controle de fluxo, correção/detecção de erros de erros, controle de fluxo, <text:bookmark text:name="td_3"/>segmentação de pacotes, conversão de dados. Tarefas como detecção <text:bookmark text:name="te_3"/>de erros podem ser realizados em mais de uma camada.</text:p>
      <text:p text:style-name="P13">11) </text:p>
      <text:p text:style-name="P10"><text:span text:style-name="T24">1</text:span><text:span text:style-name="T25">2</text:span><text:span text:style-name="T24">) </text:span>Aplicação – A camada de aplicação é onde residem aplicações de rede e seus protocolos. Ela inclui muitos protocolos, tais como HTTP (que é um protocolo que provê requisição e transferência de documentos pela Web), o SMTP ( que provê transferência de mensagens de correio eletrônico) e o FTP (transferência de arquivos entre dois sistemas finais, ou seja, máquinas origem e destino).</text:p>
      <text:p text:style-name="P10">Transporte – A camada de transporte da Internet TRANSPORTA MENSAGENS da camada de aplicação entre os lados do cliente e servidor de uma aplicação. Há dois protocolos de transporte na Internet: TCP e UDP, e qualquer um deles pode levar mensagem de camada de aplicação. O TCP provê serviços ORIENTADOS À CONEXÃO para suas aplicações.</text:p>
      <text:p text:style-name="P28">Rede – A camada de rede é responsável pela MOVIMENTAÇÃO, de uma máquina para outra, de pacotes de rede (datagramas). O protocolo de transporte (TCP ou UDP) em uma máquina de origem passa um segmento de camada de transporte e um endereço de destino à camada de rede.</text:p>
      <text:p text:style-name="P28"/>
      <text:p text:style-name="P30">Enlace – Fornece um meio de comunicação comum para a troca de dados entre equipamentos. A camada de enlace roteia um datagrama por meio de uma série de COMUTADORES, denominados ROTEADORES.</text:p>
      <text:p text:style-name="P14">1<text:span text:style-name="T25">3</text:span>) Aplicação – residem as aplicações de rede e seus protocolos;</text:p>
      <text:p text:style-name="P14">Transporte – transporta mensagens da camada de aplicação entre os lados do cliente e servidor de uma aplicação;</text:p>
      <text:p text:style-name="P14">Rede – é responsável pela movimentação, de uma máquina para outra, dos datagramas (pacotes da camada de rede);</text:p>
      <text:p text:style-name="P14">Enlace – é responsável por rotear um datagrama por meio de uma série de comutadores de pacotes (roteadores de internet) entre a origem e o destino;</text:p>
      <text:p text:style-name="P14">Física – movimenta os bits individuais que estão dentro do quadro de um nó para o seguinte.</text:p>
      <text:p text:style-name="P25"><text:span text:style-name="T13">14) </text:span><text:span text:style-name="Strong_20_Emphasis"><text:span text:style-name="T26">Vírus</text:span></text:span><text:span text:style-name="T27"> </text:span>– um vírus é um código malicioso que tem como objetivo infetar o sistema, autocopiar-se e espalhar-se pelo computador e infetar novos computadores. Um vírus não pode atacar sozinho e tem sempre que infetar outro ficheiro para poder danificar software e hardware e espalha-se. Apenas entra em ação quando o utilizador abre um ficheiro que esteja infetado e apenas se espalha se o ficheiro infetado for copiado e levado até a um novo computador por um pen<text:span text:style-name="T28">drive</text:span>, por exemplo. Existem diversos tipos de vírus, desde aqueles que apenas se ativam em certos dias específicos, os chamados Time Bomb, entre outros.</text:p>
      <text:p text:style-name="P24"><text:span text:style-name="Strong_20_Emphasis"><text:span text:style-name="T26">Worm</text:span></text:span><text:span text:style-name="T27"> </text:span>– um worm é um programa malicioso que, ao contrário de um vírus, não precisa de se alojar num ficheiro para infetar o computador. Além de se autocopiar, um worm pode espalhar-se usando a lista de contatos presente num cliente de e-mail, anexando-se ao e-mail, sem ser necessário qualquer <text:soft-page-break/>interação por parte do utilizador, o que cria um aumento significativo do tráfego de rede e pode deixar a Internet mais lenta. Infe<text:span text:style-name="T28">c</text:span>tado o computador, o worm pode agir como se fosse o utilizador, <text:span text:style-name="T28">podendo desde apagar arquivos importantes como inviabilizar o processo de boot.</text:span></text:p>
      <text:p text:style-name="P24"><text:span text:style-name="Strong_20_Emphasis"><text:span text:style-name="T26">Cavalo de Troia</text:span></text:span> – semelhante ao que aconteceu na Guerra de Troia em que o cavalo oferecido trazia dentro dele algumas surpresas, <text:span text:style-name="T28">u</text:span>m cavalo de troia é um programa que parece legítimo mas que, na verdade, é um impostor. Assim, o utilizador concede permissões ao programa quando o abre ficando o computador infetado e podendo assim o criador do cavalo de troia executar comandos que usando as permissões concebidas vão permitir acesso ao computador para fazer praticamente tudo.</text:p>
      <text:p text:style-name="P26">15) Uma botnet pode ser criada após um computador ser infectado por um malware, seja ele um trojan ou um vírus, entre outros. Esse malware se encarrega de ser disfarçar dentro do sistema de modo a não ser detectado pelo usuário. Remotamente, o criminoso responsável pelo malware poderá então usar os recursos da máquina infectada para processar instruções, como por exemplo requisições a um determinado site. Caso o malware tenha infectado uma quantidade grande de máquinas, formando assim uma botnet, ele conseguirá fazer com que um Denial of Service seja empregado pelo servidor alvo ao ordenar que todas as máquinas façam requisições a ele ao mesmo tempo.</text:p>
      <text:p text:style-name="P39"><text:span text:style-name="T31">16) </text:span><text:span text:style-name="T29">Ela terá acesso a todas as informações que estão sendo enviadas, poderá manipulá-las e enviá-las de maneira maliciosa, além de poder obter outras informações sob a identidade alheia, dificultando sua detecção.</text:span></text:p>
      <text:h text:style-name="P35" text:outline-level="1">Pesquisa</text:h>
      <text:p text:style-name="P38"><text:span text:style-name="T27">HTTP</text:span>: o Hypertext Transfer Protocol foi desenvolvido por Tim Berners Lee no CERN em 1989. Funciona como um protocolo de requisição e resposta no modelo cliente-servidor. O cliente envia uma mensagem de requisição HTTP ao servidor, que provém código HTML, multimídia, entre outros, retorna uma resposta ao cliente. O HTTP é desenvolvido justamente para melhorar a comunicação entre clientes e servidores e é uma camada no framework da suíte de protocolos de internet, TCP/IP. O HTTP legado, não confundido com o HTTPS seguro contemporâneo, é alvo de diversas vulnerabilidades, como as notórias injeções SQL, de scripts e de mail form. Esse tipo de ataque ocorre se aproveitando da natureza de envio e recebimento de dados dessa camada, e pode ser evitada ao se implementar softwares ou mecanismos que filtram a mensagem recebida e não retorne a resposta esperada pelo atacante, impedindo a execução do código malicioso do mesmo.</text:p>
      <text:p text:style-name="P36"/>
      <text:p text:style-name="P36"><text:span text:style-name="T27">FTP</text:span>: o File Transfer Protocol é um protocolo da pilha TCP/IP voltado à hospedagem e compartilhamento de arquivos. É o mais antigo meio de transferir dados entre computadores, criado em 1971. Funciona de maneira semelhante ao HTTP, no sistema cliente-servidor. O cliente faz o acesso a uma árvore de diretórios no servidor e efetua o download de um arquivo ou diretório, podendo ser necessária, antes, uma autenticação por senha. Por ser um protocolo antigo, não conta com diversos métodos de segurança modernos, como por exemplo a criptografia ponta-a-ponta, além de ser vulnerável ao sniffling – um pacote TCP podendo ser interceptado e manipulado –, e tem o seu suporte cada vez menos presente nos navegadores contemporâneos. Há, todavia, protocolos mais modernos, como o SFTP, que é semelhante ao FTP embora fazendo o uso do certificado SSL, que fornece uma maior segurança para transferências de dados.</text:p>
      <text:p text:style-name="P36"><text:soft-page-break/></text:p>
      <text:p text:style-name="P36"><text:span text:style-name="T27">SMTP</text:span>: o Simple Mail Transfer Protocol é um protocolo usado para a implementação de meios de transferência de e-mails. É baseado em uma implementação de 1971, o SNDMSG. Ao enviar um e-mail, o computador do cliente se conecta a um servidor SMTP, que pode passar o e-mail para outros SMTPs por meio de saltos e retransmiti-lo ao destino. O servidor trabalha localizando o destinatário por meio do endereço de e-mail, procurando pelo domínio, e enviando o e-mail para o servidor SMTP dele, que o reconduz ao servidor POP3/IMAP do destinatário, que o recebe. É um protocolo simples e limitado em sua capacidade de enfileirar mensagens e é geralmente usado com um dos outros dois protocolos, o POP3 ou o IMAP, que permitem o salvamento e acesso remoto de e-mails. Geralmente, o SMTP é usado para enviar e-mails enquanto o POP3 ou o IMAP são usados para receber e-mails. O SMTP foi projetado para ser orientado a conexões text-based, o que faz com que a conexão seja desprotegida e possa ser interceptada.</text:p>
      <text:p text:style-name="P36"/>
      <text:p text:style-name="P36"><text:span text:style-name="T27">POP3</text:span>: o Post Office Protocol, versão 3, é o protocolo responsável pelo recebimento de e-mails. Ele acessa<text:span text:style-name="T30">capt</text:span> um servidor de um domínio e baixa as mensagens para o cliente de modo que possam ser acessadas off-line. Primeiro, ele usa o Protocolo TCP/IP para se conectar ao servidor, usando SSL ou TSL para assegurar a segurança. Depois, o usuário se autentifica com um nome de usuário e senha. Só então todas as mensagens são transferidas ao cliente. Elas são baixadas em apenas um cliente, todavia, o que impossibilita o uso em dispositivos diversos. Geralmente, o servidor apaga sua cópia dos e-mails após eles serem baixados, mas isso pode ser configurado. O e-mail não é totalmente seguro, pois pode conter malware anexado, e é aconselhado o uso de um gateway para a filtragem de spam.</text:p>
      <text:p text:style-name="P36"/>
      <text:p text:style-name="P37"><text:span text:style-name="T27">RTP</text:span>: o Real-time Transport Protocol é um protocolo que especifica a maneira como programas administram a transmissão em tempo real de multimídia em serviços de rede. <text:span text:style-name="T32">É usado em conjunto com o Real-time Transport Control Protocol, o RTCP, que permite o monitoramento de estatísticas de transmissão além de assegurar a qualidade de serviço (QoS). </text:span><text:span text:style-name="T33">Quando ambos são despachados, pares de portas são designadas ao RTP, enquanto um número ímpar é designado ao RTCP. Isso permite que os dados entre eles sejam transportados de maneira discreta. </text:span><text:span text:style-name="T34">As camadas de portas que alternam entre enviar e receber asseguram um timing estável entre os dois fluxos. O tráfico do RTP é 95% do total enquanto o do RTCP é apenas 5%; essa razão faz com que o sinal de sincronização seja priorizado devido ao seu tamanho pequeno, o que leva os fluxos de áudio e vídeo sincronizados. O RTP compensa flutuações e detecta dados fora da sequência, o que é comum numa transmissão de rede IP.</text:span></text:p>
      <text:p text:style-name="P36"/>
      <text:p text:style-name="P36"><text:span text:style-name="T27">DNS</text:span>: o Domain Name System é um sistema que traduz nomes de domínio para IPs de servidores associados, permitindo assim a conexão a sites por meio de nomes de domínio mais legíveis a humanos, a despeito de números de IP. Ele funciona em uma infraestrutura de subsistemas, podendo ser recursivo, trabalhando na primeira camada, recebendo solicitações diretas dos provedores de acesso. Ele, por sua vez, repassa a solicitação para um subsistema mais específico, o Root Nameserver, que organiza os pedidos e os transfere ao TLD Nameserver. O TLD Nameserver é responsável por classificar domínios de acordo com o termo específico que os padroniza, o sufixo (.com, .org, .net). A requisição chega, finalmente, ao último subsistema, o Nameserver autoritativo, que possui uma lista ainda mais específica. Esses servidores catalogam as combinações de endereços de internet. Cada domínio é conectado aos servidores DNS. Cada novo endereço passa por um processo de propagação, de 24 a 72 horas, para que esteja disponível online. Os riscos de segurança envolvendo o DNS são relacionados à implementação e configuração que, caso mal feitos, podem gerar incompatibilidades e os mais diversos tipos de vulnerabilidades ao site em questã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FreeSans2" svg:font-family="FreeSans" style:font-family-generic="modern" style:font-pitch="fixed"/>
    <style:font-face style:name="Nimbus Mono PS" svg:font-family="'Nimbus Mono PS'" style:font-family-generic="modern" style:font-pitch="fixed"/>
    <style:font-face style:name="FreeSerif" svg:font-family="Free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pt" fo:country="BR"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pt" fo:country="BR"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PS" fo:font-family="'Nimbus Mono PS'" style:font-family-generic="modern" style:font-pitch="fixed" fo:font-size="10pt" style:font-name-asian="Nimbus Mono PS" style:font-family-asian="'Nimbus Mono PS'" style:font-family-generic-asian="modern" style:font-pitch-asian="fixed" style:font-size-asian="10pt" style:font-name-complex="FreeSans2" style:font-family-complex="FreeSans"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2T09:04:01.412402203</meta:creation-date>
    <dc:date>2020-09-22T19:09:02.679053543</dc:date>
    <meta:editing-duration>PT1H55M3S</meta:editing-duration>
    <meta:editing-cycles>40</meta:editing-cycles>
    <meta:generator>LibreOffice/7.0.1.2$Linux_X86_64 LibreOffice_project/00$Build-2</meta:generator>
    <meta:document-statistic meta:table-count="0" meta:image-count="0" meta:object-count="0" meta:page-count="6" meta:paragraph-count="66" meta:word-count="2837" meta:character-count="17134" meta:non-whitespace-character-count="14259"/>
  </office:meta>
</office:document-meta>
</file>